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995cm"/>
    </style:style>
    <style:style style:name="Tabela1.D" style:family="table-column">
      <style:table-column-properties style:column-width="2.805cm"/>
    </style:style>
    <style:style style:name="Tabela1.E" style:family="table-column">
      <style:table-column-properties style:column-width="3.413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E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983cm" fo:margin-left="0cm" table:align="left"/>
    </style:style>
    <style:style style:name="Tabela2.A" style:family="table-column">
      <style:table-column-properties style:column-width="8.491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cm" table:align="left"/>
    </style:style>
    <style:style style:name="Tabela3.A" style:family="table-column">
      <style:table-column-properties style:column-width="8.491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8.491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8.491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983cm" fo:margin-left="0cm" table:align="left"/>
    </style:style>
    <style:style style:name="Tabela6.A" style:family="table-column">
      <style:table-column-properties style:column-width="4.242cm"/>
    </style:style>
    <style:style style:name="Tabela6.B" style:family="table-column">
      <style:table-column-properties style:column-width="4.607cm"/>
    </style:style>
    <style:style style:name="Tabela6.C" style:family="table-column">
      <style:table-column-properties style:column-width="3.433cm"/>
    </style:style>
    <style:style style:name="Tabela6.D" style:family="table-column">
      <style:table-column-properties style:column-width="0.337cm"/>
    </style:style>
    <style:style style:name="Tabela6.E" style:family="table-column">
      <style:table-column-properties style:column-width="4.364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983cm" fo:margin-left="0cm" table:align="left"/>
    </style:style>
    <style:style style:name="Tabela7.A" style:family="table-column">
      <style:table-column-properties style:column-width="4.246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983cm" fo:margin-left="0cm" table:align="left"/>
    </style:style>
    <style:style style:name="Tabela8.A" style:family="table-column">
      <style:table-column-properties style:column-width="4.034cm"/>
    </style:style>
    <style:style style:name="Tabela8.B" style:family="table-column">
      <style:table-column-properties style:column-width="4.521cm"/>
    </style:style>
    <style:style style:name="Tabela8.C" style:family="table-column">
      <style:table-column-properties style:column-width="4.207cm"/>
    </style:style>
    <style:style style:name="Tabela8.D" style:family="table-column">
      <style:table-column-properties style:column-width="4.221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0.661cm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5.027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.9cm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Normal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Normal">Produto Mínimo Viável – MVP</text:p>
      <text:p text:style-name="Normal"/>
      <text:p text:style-name="Normal"><text:s/></text:p>
      <text:p text:style-name="Normal">VISÃO DO PRODUTO</text:p>
      <text:p text:style-name="Normal"/>
      <text:p text:style-name="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E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ARA</text:p>
          </table:table-cell>
          <table:table-cell table:style-name="Tabela1.A2" office:value-type="string">
            <text:p text:style-name="Table_20_Contents">PRODUTORES RURAIS</text:p>
            <text:p text:style-name="Table_20_Contents">AGRONOMOS</text:p>
            <text:p text:style-name="Table_20_Contents">E TECNOLOGOS EM MAP</text:p>
          </table:table-cell>
          <table:table-cell table:style-name="Tabela1.A2" office:value-type="string">
            <text:p text:style-name="Table_20_Contents">PESQUISADORES</text:p>
            <text:p text:style-name="Table_20_Contents">INVESTIDORE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CUJO</text:p>
          </table:table-cell>
          <table:table-cell table:style-name="Tabela1.A2" office:value-type="string">
            <text:p text:style-name="Table_20_Contents">REDUÇÃO DE DESPERDICIOS</text:p>
          </table:table-cell>
          <table:table-cell table:style-name="Tabela1.A2" office:value-type="string">
            <text:p text:style-name="Table_20_Contents">AUMENTO DA PRODUTIVIDADE</text:p>
          </table:table-cell>
          <table:table-cell table:style-name="Tabela1.A2" office:value-type="string">
            <text:p text:style-name="Table_20_Contents">ACERTIVIDADE NO PLANTIO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O</text:p>
          </table:table-cell>
          <table:table-cell table:style-name="Tabela1.A2" office:value-type="string">
            <text:p text:style-name="Table_20_Contents">MEU AGRO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É UM</text:p>
          </table:table-cell>
          <table:table-cell table:style-name="Tabela1.A2" office:value-type="string">
            <text:p text:style-name="Table_20_Contents">MULTI PLATAFORMAS</text:p>
          </table:table-cell>
          <table:table-cell table:style-name="Tabela1.A2" office:value-type="string">
            <text:p text:style-name="Table_20_Contents">APLICATIVO</text:p>
          </table:table-cell>
          <table:table-cell table:style-name="Tabela1.A2" office:value-type="string">
            <text:p text:style-name="Table_20_Contents">SITE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QUE</text:p>
          </table:table-cell>
          <table:table-cell table:style-name="Tabela1.A2" office:value-type="string">
            <text:p text:style-name="Table_20_Contents">OFERECE</text:p>
          </table:table-cell>
          <table:table-cell table:style-name="Tabela1.A2" office:value-type="string">
            <text:p text:style-name="Table_20_Contents">PRATICIDADE E ACERTIVIDADE</text:p>
          </table:table-cell>
          <table:table-cell table:style-name="Tabela1.A2" office:value-type="string">
            <text:p text:style-name="Table_20_Contents">NA TOMADA DE DECISÃO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IFERENTE DÁ</text:p>
          </table:table-cell>
          <table:table-cell table:style-name="Tabela1.A2" office:value-type="string">
            <text:p text:style-name="Table_20_Contents">BRAIN AGRICULTURE</text:p>
          </table:table-cell>
          <table:table-cell table:style-name="Tabela1.A2" office:value-type="string">
            <text:p text:style-name="Table_20_Contents">CONSULTORIAS EM AGRICULTURA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O NOSSO PRODUTO</text:p>
          </table:table-cell>
          <table:table-cell table:style-name="Tabela1.A2" office:value-type="string">
            <text:p text:style-name="Table_20_Contents">PERMITE</text:p>
          </table:table-cell>
          <table:table-cell table:style-name="Tabela1.A2" office:value-type="string">
            <text:p text:style-name="Table_20_Contents">HISTORICO DO PLANTIO</text:p>
            <text:p text:style-name="Table_20_Contents">BOLSA DE COMODITES</text:p>
            <text:p text:style-name="Table_20_Contents">MERCADO <text:s/>FUTURO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É/NÃO É – FAZ/NÃO FAZ.</text:p>
      <text:p text:style-name="Standard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Standard">É</text:p>
            <text:p text:style-name="Standard"/>
            <text:p text:style-name="Standard">É UM CRAWLER QUE AUXILIA O AGRICULTOR NA TOMADA DE DECISÕES</text:p>
            <text:p text:style-name="Standard"/>
            <text:p text:style-name="Standard">MULTIPLATAFORMA (SITE APLICATIVO)</text:p>
            <text:p text:style-name="Standard"/>
            <text:p text:style-name="Standard">IOT</text:p>
            <text:p text:style-name="Standard"/>
            <text:p text:style-name="Standard"/>
            <text:p text:style-name="Standard"/>
          </table:table-cell>
          <table:table-cell table:style-name="Tabela2.A1" office:value-type="string">
            <text:p text:style-name="Standard">NÃO É</text:p>
            <text:p text:style-name="Standard"/>
            <text:p text:style-name="Standard">NÃO E UM PRODUTO FISICO</text:p>
            <text:p text:style-name="Standard">NÃO E UM E-COMERCE</text:p>
          </table:table-cell>
        </table:table-row>
        <table:table-row>
          <table:table-cell table:style-name="Tabela2.A1" office:value-type="string">
            <text:p text:style-name="Standard">FAZ</text:p>
            <text:p text:style-name="Standard"/>
            <text:p text:style-name="Standard">FACILITA A TOMADA DE DECISÃO DO AGRICULTOR </text:p>
            <text:p text:style-name="Standard"/>
            <text:p text:style-name="Standard">MAIR VISIBILIDADE DE MERCADO FUTURO</text:p>
            <text:p text:style-name="Standard"/>
            <text:p text:style-name="Standard">PREDIÇÃO DE DADOS</text:p>
            <text:p text:style-name="Standard"/>
            <text:p text:style-name="Standard">DADOS STATISTICOS</text:p>
            <text:p text:style-name="Standard"/>
            <text:p text:style-name="Standard">ESTUDO DE VIABILIDADE</text:p>
            <text:p text:style-name="Standard"/>
            <text:p text:style-name="Standard"/>
            <text:p text:style-name="Standard"/>
          </table:table-cell>
          <table:table-cell table:style-name="Tabela2.A1" office:value-type="string">
            <text:p text:style-name="Standard">NÃO FAZ</text:p>
            <text:p text:style-name="Standard"/>
            <text:p text:style-name="Standard">NÃO FAZ DECISÃO SOZINHO.</text:p>
          </table:table-cell>
        </table:table-row>
      </table:table>
      <text:p text:style-name="Standard"/>
      <text:p text:style-name="P1">OBJETIVOS</text:p>
      <text:p text:style-name="Standard"/>
      <text:p text:style-name="Standard">FORNECER CONHECIMENTOS</text:p>
      <text:p text:style-name="Standard">PRATICIDADE</text:p>
      <text:p text:style-name="Standard">INSTRUÇÕES DE MANEJ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PERSONAS</text:p>
      <text:p text:style-name="P1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Standard">NOME</text:p>
            <text:p text:style-name="Standard"/>
            <text:p text:style-name="Standard">VICTOR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ela3.A1" office:value-type="string">
            <text:p text:style-name="Standard">PERFIL</text:p>
            <text:p text:style-name="Standard"/>
            <text:p text:style-name="Standard">AGRICULTOR JOVEM</text:p>
          </table:table-cell>
        </table:table-row>
        <table:table-row>
          <table:table-cell table:style-name="Tabela3.A1" office:value-type="string">
            <text:p text:style-name="P4">COMPORTAMENTO<text:tab/></text:p>
            <text:p text:style-name="P4"/>
            <text:p text:style-name="Standard">GOSTA DE PRATICIDADE</text:p>
            <text:p text:style-name="Standard"/>
            <text:p text:style-name="Standard"/>
          </table:table-cell>
          <table:table-cell table:style-name="Tabela3.A1" office:value-type="string">
            <text:p text:style-name="Standard">NECESSIDADES</text:p>
            <text:p text:style-name="Standard"/>
            <text:p text:style-name="Standard">EVITAR DESPERDICIOS POR CONDIÇÕES CLIMATICAS</text:p>
            <text:p text:style-name="Standard"/>
            <text:p text:style-name="Standard"/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Standard">NOME</text:p>
            <text:p text:style-name="Standard"/>
            <text:p text:style-name="Standard">CARLOS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ela4.A1" office:value-type="string">
            <text:p text:style-name="Standard">PERFIL</text:p>
            <text:p text:style-name="Standard"/>
            <text:p text:style-name="Standard">JOVEM CASADO</text:p>
          </table:table-cell>
        </table:table-row>
        <table:table-row>
          <table:table-cell table:style-name="Tabela4.A1" office:value-type="string">
            <text:p text:style-name="P4">COMPORTAMENTO<text:tab/></text:p>
            <text:p text:style-name="P4"/>
            <text:p text:style-name="Standard">NÃO DESGRUDA DO CELULAR</text:p>
            <text:p text:style-name="Standard">CICLISTA</text:p>
            <text:p text:style-name="Standard">GESTOR DE TECNOLOGIA</text:p>
            <text:p text:style-name="Standard"/>
            <text:p text:style-name="Standard"/>
          </table:table-cell>
          <table:table-cell table:style-name="Tabela4.A1" office:value-type="string">
            <text:p text:style-name="Standard">NECESSIDADES</text:p>
            <text:p text:style-name="Standard"/>
            <text:p text:style-name="Standard">CONHECER MAIS DAS CULTURAS QUE PLANTA</text:p>
            <text:p text:style-name="Standard"/>
            <text:p text:style-name="Standard"/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Standard">NOME</text:p>
            <text:p text:style-name="Standard"/>
            <text:p text:style-name="Standard">RAYLA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ela5.A1" office:value-type="string">
            <text:p text:style-name="Standard">PERFIL</text:p>
            <text:p text:style-name="Standard"/>
            <text:p text:style-name="Standard">ESTUDANTE </text:p>
            <text:p text:style-name="Standard">INEXPERINETE NA AGRICULTURA</text:p>
            <text:p text:style-name="Standard">ENTENDE DE TECNOLOGIA</text:p>
            <text:p text:style-name="Standard">HERDEIRA DE TERRA</text:p>
          </table:table-cell>
        </table:table-row>
        <table:table-row>
          <table:table-cell table:style-name="Tabela5.A1" office:value-type="string">
            <text:p text:style-name="P4">COMPORTAMENTO<text:tab/></text:p>
            <text:p text:style-name="P4"/>
            <text:p text:style-name="Standard">GOSTA DE RODEIO</text:p>
            <text:p text:style-name="Standard">IR A ACADEMIA E ESTUDAR</text:p>
            <text:p text:style-name="Standard"/>
            <text:p text:style-name="Standard"/>
            <text:p text:style-name="Standard"/>
          </table:table-cell>
          <table:table-cell table:style-name="Tabela5.A1" office:value-type="string">
            <text:p text:style-name="Standard">NECESSIDADES</text:p>
            <text:p text:style-name="Standard"/>
            <text:p text:style-name="Standard">PRECISA SABER COMO ADMINISTRAR A SUAS TERRAS</text:p>
            <text:p text:style-name="Standard"/>
          </table:table-cell>
        </table:table-row>
      </table:table>
      <text:p text:style-name="Standard"/>
      <text:p text:style-name="Standard"><text:soft-page-break/></text:p>
      <text:p text:style-name="Standard"/>
      <text:p text:style-name="P1">PERSONAS</text:p>
      <text:p text:style-name="P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1">PERSONAS\</text:p>
            <text:p text:style-name="P1">OBJETIVOS</text:p>
          </table:table-cell>
          <table:table-cell table:style-name="Tabela6.A1" office:value-type="string">
            <text:p text:style-name="P1">FORNECER CONHECIMENTOS</text:p>
          </table:table-cell>
          <table:table-cell table:style-name="Tabela6.A1" table:number-columns-spanned="2" office:value-type="string">
            <text:p text:style-name="P1">PRATICIDADE</text:p>
          </table:table-cell>
          <table:covered-table-cell/>
          <table:table-cell table:style-name="Tabela6.A1" office:value-type="string">
            <text:p text:style-name="P1">INSTRUÇÕES DE MANEJO</text:p>
          </table:table-cell>
        </table:table-row>
        <table:table-row>
          <table:table-cell table:style-name="Tabela6.A1" office:value-type="string">
            <text:p text:style-name="P1"/>
            <text:p text:style-name="P1"/>
            <text:p text:style-name="P1"/>
            <text:p text:style-name="P1">RAYLA</text:p>
          </table:table-cell>
          <table:table-cell table:style-name="Tabela6.A1" office:value-type="string">
            <text:p text:style-name="P1"/>
            <text:p text:style-name="P1">INSTRUIR DETALHADAMENTE A CULTURA ESCLHIDA PELO USUARIO</text:p>
          </table:table-cell>
          <table:table-cell table:style-name="Tabela6.A1" office:value-type="string">
            <text:p text:style-name="P1"/>
            <text:p text:style-name="P1">RECEBER LINKS SOBRE A CULTURA ESCOLHIDA</text:p>
          </table:table-cell>
          <table:table-cell table:style-name="Tabela6.A1" table:number-columns-spanned="2" office:value-type="string">
            <text:p text:style-name="P1"/>
            <text:p text:style-name="P1">MOSTRAR AS MELHORES TECNICAS E TECNOLOGIAS PARA SER UTILIZADA</text:p>
          </table:table-cell>
          <table:covered-table-cell/>
        </table:table-row>
        <table:table-row>
          <table:table-cell table:style-name="Tabela6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VICTOR</text:p>
          </table:table-cell>
          <table:table-cell table:style-name="Tabela6.A1" office:value-type="string">
            <text:p text:style-name="P1"/>
            <text:p text:style-name="P1">RECEBER ESTATICAS CLIMATICAS PARA CONFIRMAR A VIABILIDADE CONFORME A CULTURA ESCOLHIDA</text:p>
            <text:p text:style-name="P1"/>
            <text:p text:style-name="P1"/>
            <text:p text:style-name="P1"/>
          </table:table-cell>
          <table:table-cell table:style-name="Tabela6.A1" office:value-type="string">
            <text:p text:style-name="P1"/>
            <text:p text:style-name="P1">TOMADA DE DECISÃO DE ACORDO COM A CULTURA ESCOLHIDA E REGIÃO.</text:p>
          </table:table-cell>
          <table:table-cell table:style-name="Tabela6.A1" table:number-columns-spanned="2" office:value-type="string">
            <text:p text:style-name="P1"/>
            <text:p text:style-name="P1"><text:s/>INSTRUIR DETALHADAMENTE A MELHOR <text:s/>CULTURA DE ACORDO COM AS CONDIÇÕES CLIMATICAS</text:p>
            <text:p text:style-name="P1"/>
          </table:table-cell>
          <table:covered-table-cell/>
        </table:table-row>
        <table:table-row>
          <table:table-cell table:style-name="Tabela6.A1" office:value-type="string">
            <text:p text:style-name="P1"/>
            <text:p text:style-name="P1"/>
            <text:p text:style-name="P1"/>
            <text:p text:style-name="P1"/>
            <text:p text:style-name="P1">CARLOS</text:p>
          </table:table-cell>
          <table:table-cell table:style-name="Tabela6.A1" office:value-type="string">
            <text:p text:style-name="P1"/>
            <text:p text:style-name="P1">INSTRUIR DETALHADAMENTE A CULTURA ESCLHIDA PELO USUARIO</text:p>
            <text:p text:style-name="P1"/>
            <text:p text:style-name="P1"/>
            <text:p text:style-name="P1"/>
            <text:p text:style-name="P1"/>
          </table:table-cell>
          <table:table-cell table:style-name="Tabela6.A1" office:value-type="string">
            <text:p text:style-name="P1"/>
            <text:p text:style-name="P1">RECEBER NOTICIAS SOBRE A CULTURA ATUALIZADAS</text:p>
          </table:table-cell>
          <table:table-cell table:style-name="Tabela6.A1" table:number-columns-spanned="2" office:value-type="string">
            <text:p text:style-name="P1"/>
            <text:p text:style-name="P1">MOSTRAR AS MELHORES TECNICAS E TECNOLOGIAS PARA SER UTILIZADA</text:p>
          </table:table-cell>
          <table:covered-table-cell/>
        </table:table-row>
      </table:table>
      <text:p text:style-name="P1"/>
      <text:p text:style-name="P1">CONCORDÂNCIA DE NEGÓCIO <text:s/>X CERTEZA TÉCNICA</text:p>
      <text:p text:style-name="P1"/>
      <table:table table:name="Tabela7" table:style-name="Tabela7">
        <table:table-column table:style-name="Tabela7.A" table:number-columns-repeated="4"/>
        <table:table-row>
          <table:table-cell table:style-name="Tabela7.A1" office:value-type="string">
            <text:p text:style-name="P2"/>
            <text:p text:style-name="P2">ENTENDO MUITO</text:p>
          </table:table-cell>
          <table:table-cell table:style-name="Tabela7.A1" office:value-type="string">
            <text:p text:style-name="P2"/>
            <text:p text:style-name="P2">BOLDA DE VALORES</text:p>
          </table:table-cell>
          <table:table-cell table:style-name="Tabela7.A1" office:value-type="string">
            <text:p text:style-name="P2"/>
            <text:p text:style-name="P2">PREÇO DO PRODUTO</text:p>
          </table:table-cell>
          <table:table-cell table:style-name="Tabela7.A1" office:value-type="string">
            <text:p text:style-name="P2"/>
            <text:p text:style-name="P2">PRODUÇÃO DE CUSTOS</text:p>
          </table:table-cell>
        </table:table-row>
        <table:table-row>
          <table:table-cell table:style-name="Tabela7.A1" office:value-type="string">
            <text:p text:style-name="P2"/>
            <text:p text:style-name="P2">ENTENDO</text:p>
          </table:table-cell>
          <table:table-cell table:style-name="Tabela7.A1" office:value-type="string">
            <text:p text:style-name="P2"/>
            <text:p text:style-name="P2">PLANTAÇÃO</text:p>
          </table:table-cell>
          <table:table-cell table:style-name="Tabela7.A1" office:value-type="string">
            <text:p text:style-name="P2"/>
            <text:p text:style-name="P2">CLIMA</text:p>
          </table:table-cell>
          <table:table-cell table:style-name="Tabela7.A1" office:value-type="string">
            <text:p text:style-name="P1"/>
            <text:p text:style-name="P2">SISTEMAS</text:p>
            <text:p text:style-name="P2"/>
          </table:table-cell>
        </table:table-row>
        <table:table-row>
          <table:table-cell table:style-name="Tabela7.A1" office:value-type="string">
            <text:p text:style-name="P2"/>
            <text:p text:style-name="P2">ENTENDO POUCO</text:p>
          </table:table-cell>
          <table:table-cell table:style-name="Tabela7.A1" office:value-type="string">
            <text:p text:style-name="P2"/>
            <text:p text:style-name="P2">PLANTIO</text:p>
          </table:table-cell>
          <table:table-cell table:style-name="Tabela7.A1" office:value-type="string">
            <text:p text:style-name="P2"/>
            <text:p text:style-name="P2">SEMENTE</text:p>
          </table:table-cell>
          <table:table-cell table:style-name="Tabela7.A1" office:value-type="string">
            <text:p text:style-name="P2"/>
            <text:p text:style-name="P2">CONTROLE DE PRAGAS</text:p>
          </table:table-cell>
        </table:table-row>
        <table:table-row>
          <table:table-cell table:style-name="Tabela7.A1" office:value-type="string">
            <text:p text:style-name="P3"><text:tab/></text:p>
          </table:table-cell>
          <table:table-cell table:style-name="Tabela7.A1" office:value-type="string">
            <text:p text:style-name="P2"/>
            <text:p text:style-name="P2">BAIXA</text:p>
          </table:table-cell>
          <table:table-cell table:style-name="Tabela7.A1" office:value-type="string">
            <text:p text:style-name="P2"/>
            <text:p text:style-name="P2">MÉDIA</text:p>
          </table:table-cell>
          <table:table-cell table:style-name="Tabela7.A1" office:value-type="string">
            <text:p text:style-name="P2"/>
            <text:p text:style-name="P2">ALTA</text:p>
            <text:p text:style-name="P2"/>
            <text:p text:style-name="P2"/>
          </table:table-cell>
        </table:table-row>
      </table:table>
      <text:p text:style-name="P2"/>
      <text:p text:style-name="Standard"><text:soft-page-break/></text:p>
      <text:p text:style-name="P1">NIVEL DE ESFORÇO X VALOR DE NEGOCIOS.</text:p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5"><text:tab/></text:p>
            <text:p text:style-name="P6">EEE</text:p>
            <text:p text:style-name="P6"/>
          </table:table-cell>
          <table:table-cell table:style-name="Tabela8.A1" office:value-type="string">
            <text:p text:style-name="P6"/>
            <text:p text:style-name="P6">ANALISE DOS DADOS</text:p>
          </table:table-cell>
          <table:table-cell table:style-name="Tabela8.A1" office:value-type="string">
            <text:p text:style-name="P6"/>
            <text:p text:style-name="P6">CLASSIFICAÇÃO DE DADOS</text:p>
          </table:table-cell>
          <table:table-cell table:style-name="Tabela8.A1" office:value-type="string">
            <text:p text:style-name="P6"/>
            <text:p text:style-name="P6">FRONT END ( APRESENTAÇÃO DOS DADOS)</text:p>
            <text:p text:style-name="P6"/>
          </table:table-cell>
        </table:table-row>
        <table:table-row>
          <table:table-cell table:style-name="Tabela8.A1" office:value-type="string">
            <text:p text:style-name="P6"/>
            <text:p text:style-name="P6">EE</text:p>
            <text:p text:style-name="P6"/>
          </table:table-cell>
          <table:table-cell table:style-name="Tabela8.A1" office:value-type="string">
            <text:p text:style-name="P6"/>
            <text:p text:style-name="P6">DESENVOLVIMENTO DE API</text:p>
            <text:p text:style-name="P6"/>
          </table:table-cell>
          <table:table-cell table:style-name="Tabela8.A1" office:value-type="string">
            <text:p text:style-name="P6"/>
            <text:p text:style-name="P6">WEB BOOT</text:p>
          </table:table-cell>
          <table:table-cell table:style-name="Tabela8.A1" office:value-type="string">
            <text:p text:style-name="P6">FONTES DE PESQUISA CONFIAVEIS</text:p>
          </table:table-cell>
        </table:table-row>
        <table:table-row>
          <table:table-cell table:style-name="Tabela8.A1" office:value-type="string">
            <text:p text:style-name="P6"/>
            <text:p text:style-name="P6">E</text:p>
            <text:p text:style-name="P6"/>
          </table:table-cell>
          <table:table-cell table:style-name="Tabela8.A1" office:value-type="string">
            <text:p text:style-name="P6"/>
            <text:p text:style-name="P6">LEVANTAMENTO DE DADOS</text:p>
          </table:table-cell>
          <table:table-cell table:style-name="Tabela8.A1" office:value-type="string">
            <text:p text:style-name="P6"/>
            <text:p text:style-name="P6">ANALISE DO SOLO</text:p>
          </table:table-cell>
          <table:table-cell table:style-name="Tabela8.A1" office:value-type="string">
            <text:p text:style-name="P6"/>
            <text:p text:style-name="P6">ANALISE DO CLIMA</text:p>
            <text:p text:style-name="P6"/>
          </table:table-cell>
        </table:table-row>
        <table:table-row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  <text:p text:style-name="P6">$</text:p>
            <text:p text:style-name="P6"/>
          </table:table-cell>
          <table:table-cell table:style-name="Tabela8.A1" office:value-type="string">
            <text:p text:style-name="P6"/>
            <text:p text:style-name="P6">$$</text:p>
          </table:table-cell>
          <table:table-cell table:style-name="Tabela8.A1" office:value-type="string">
            <text:p text:style-name="P6"/>
            <text:p text:style-name="P6">$$$</text:p>
          </table:table-cell>
        </table:table-row>
      </table:table>
      <text:p text:style-name="P6"/>
      <text:p text:style-name="Standard"/>
      <text:p text:style-name="P1">PERSONAS/ JORNADAS.</text:p>
      <text:p text:style-name="Standard"/>
      <text:p text:style-name="Standard">RAYLA: ACORDAS AS 7HRS DA MANHA, TOMA CAFÉ AS 7:30, FAZ ACADEMIA , ESTUDA, ASSISTE NETFLIX E TEM AVÓS AGRICULTORES</text:p>
      <text:p text:style-name="Standard"/>
      <text:p text:style-name="Standard">CARLOS: AGRICULTOR, ACORDA AS 6 DA MANHÃ, TIRA LEITE, VAI PARA O ARRENDAMENTO, VOLTA APÓS AS 19 HRS.</text:p>
      <text:p text:style-name="Standard"/>
      <text:p text:style-name="Standard">VICTOR: FILHO DE AGRICULTOR, AJUDA O PAI EM ALGUMAS TAREFAS DIÁRIAS NA FAZENDA, MAS ESTUDA MAP A NOITE</text:p>
      <text:p text:style-name="Standard"/>
      <text:p text:style-name="P1">ONDAS:</text:p>
      <text:p text:style-name="P1"/>
      <text:p text:style-name="P1"/>
      <text:p text:style-name="Standard">ONDA1: TELA DE LOGIN, SELEÇÃO DA SEMENTE, ÉPOCA DO ANO</text:p>
      <text:p text:style-name="Standard"/>
      <text:p text:style-name="Standard">ONDA 2: API, BANCO DE DADOS, MINERAÇÃO DE DADOS</text:p>
      <text:p text:style-name="Standard"/>
      <text:p text:style-name="Standard">ONDA 3: CLASSIFICAÇÃO DE DADOS, SUGESTÃO DE MELHOR PLANTIO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ELL</meta:initial-creator>
    <dc:creator>DELL</dc:creator>
    <meta:creation-date>2019-09-14T00:15:00Z</meta:creation-date>
    <dc:date>2019-09-14T00:16:00Z</dc:date>
    <meta:editing-cycles>2</meta:editing-cycles>
    <meta:editing-duration>PT60S</meta:editing-duration>
    <meta:document-statistic meta:table-count="8" meta:image-count="0" meta:object-count="0" meta:page-count="5" meta:paragraph-count="142" meta:word-count="446" meta:character-count="2854" meta:non-whitespace-character-count="2533"/>
    <meta:template xlink:type="simple" xlink:actuate="onRequest" xlink:title="" xlink:href="../../../../tmp/mozilla_gui0/mvp_concluido.odt/Normal"/>
  </office:meta>
</office:document-meta>
</file>